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c49b" officeooo:paragraph-rsid="0006c49b"/>
    </style:style>
    <style:style style:name="P2" style:family="paragraph" style:parent-style-name="Standard">
      <style:text-properties officeooo:rsid="0006c49b" officeooo:paragraph-rsid="00087051"/>
    </style:style>
    <style:style style:name="P3" style:family="paragraph" style:parent-style-name="Standard">
      <style:text-properties officeooo:rsid="00087051" officeooo:paragraph-rsid="00087051"/>
    </style:style>
    <style:style style:name="P4" style:family="paragraph" style:parent-style-name="Standard">
      <style:text-properties officeooo:rsid="000ba827" officeooo:paragraph-rsid="000ba827"/>
    </style:style>
    <style:style style:name="P5" style:family="paragraph" style:parent-style-name="Standard">
      <style:text-properties fo:font-weight="bold" officeooo:rsid="000ba827" officeooo:paragraph-rsid="000ba827" style:font-weight-asian="bold" style:font-weight-complex="bold"/>
    </style:style>
    <style:style style:name="P6" style:family="paragraph" style:parent-style-name="Standard">
      <style:text-properties fo:font-weight="bold" officeooo:rsid="000cbd34" officeooo:paragraph-rsid="000cbd34" style:font-weight-asian="bold" style:font-weight-complex="bold"/>
    </style:style>
    <style:style style:name="P7" style:family="paragraph" style:parent-style-name="Standard">
      <style:text-properties fo:font-weight="bold" officeooo:rsid="00103b95" officeooo:paragraph-rsid="00103b95" style:font-weight-asian="bold" style:font-weight-complex="bold"/>
    </style:style>
    <style:style style:name="P8" style:family="paragraph" style:parent-style-name="Standard">
      <style:text-properties fo:font-weight="bold" officeooo:rsid="00123540" officeooo:paragraph-rsid="00123540" style:font-weight-asian="bold" style:font-weight-complex="bold"/>
    </style:style>
    <style:style style:name="P9" style:family="paragraph" style:parent-style-name="Standard">
      <style:text-properties fo:font-weight="bold" officeooo:rsid="0012b488" officeooo:paragraph-rsid="0012b488" style:font-weight-asian="bold" style:font-weight-complex="bold"/>
    </style:style>
    <style:style style:name="P10" style:family="paragraph" style:parent-style-name="Standard">
      <style:text-properties fo:font-weight="bold" officeooo:rsid="00145d79" officeooo:paragraph-rsid="00145d79" style:font-weight-asian="bold" style:font-weight-complex="bold"/>
    </style:style>
    <style:style style:name="P11" style:family="paragraph" style:parent-style-name="Standard">
      <style:text-properties fo:font-weight="bold" officeooo:rsid="0014cc16" officeooo:paragraph-rsid="0014cc16" style:font-weight-asian="bold" style:font-weight-complex="bold"/>
    </style:style>
    <style:style style:name="P12" style:family="paragraph" style:parent-style-name="Standard">
      <style:text-properties fo:font-weight="bold" officeooo:rsid="0014cc16" officeooo:paragraph-rsid="001715e3" style:font-weight-asian="bold" style:font-weight-complex="bold"/>
    </style:style>
    <style:style style:name="P13" style:family="paragraph" style:parent-style-name="Standard">
      <style:text-properties fo:font-weight="bold" officeooo:rsid="001566e5" officeooo:paragraph-rsid="001566e5" style:font-weight-asian="bold" style:font-weight-complex="bold"/>
    </style:style>
    <style:style style:name="P14" style:family="paragraph" style:parent-style-name="Standard">
      <style:text-properties fo:font-weight="bold" officeooo:rsid="001715e3" officeooo:paragraph-rsid="001715e3" style:font-weight-asian="bold" style:font-weight-complex="bold"/>
    </style:style>
    <style:style style:name="P15" style:family="paragraph" style:parent-style-name="Standard">
      <style:paragraph-properties fo:break-before="page"/>
      <style:text-properties fo:font-weight="bold" officeooo:rsid="000ba827" officeooo:paragraph-rsid="000ba82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e734f" style:font-weight-asian="normal" style:font-weight-complex="normal"/>
    </style:style>
    <style:style style:name="T3" style:family="text">
      <style:text-properties fo:font-weight="normal" officeooo:rsid="000e9a12" style:font-weight-asian="normal" style:font-weight-complex="normal"/>
    </style:style>
    <style:style style:name="T4" style:family="text">
      <style:text-properties fo:font-weight="normal" officeooo:rsid="00103b95" style:font-weight-asian="normal" style:font-weight-complex="normal"/>
    </style:style>
    <style:style style:name="T5" style:family="text">
      <style:text-properties fo:font-weight="normal" officeooo:rsid="00123540" style:font-weight-asian="normal" style:font-weight-complex="normal"/>
    </style:style>
    <style:style style:name="T6" style:family="text">
      <style:text-properties fo:font-weight="normal" officeooo:rsid="0012b488" style:font-weight-asian="normal" style:font-weight-complex="normal"/>
    </style:style>
    <style:style style:name="T7" style:family="text">
      <style:text-properties fo:font-weight="normal" officeooo:rsid="00145d79" style:font-weight-asian="normal" style:font-weight-complex="normal"/>
    </style:style>
    <style:style style:name="T8" style:family="text">
      <style:text-properties fo:font-weight="normal" officeooo:rsid="0014cc16" style:font-weight-asian="normal" style:font-weight-complex="normal"/>
    </style:style>
    <style:style style:name="T9" style:family="text">
      <style:text-properties fo:font-weight="normal" officeooo:rsid="001566e5" style:font-weight-asian="normal" style:font-weight-complex="normal"/>
    </style:style>
    <style:style style:name="T10" style:family="text">
      <style:text-properties fo:font-weight="normal" officeooo:rsid="001715e3" style:font-weight-asian="normal" style:font-weight-complex="normal"/>
    </style:style>
    <style:style style:name="T11" style:family="text">
      <style:text-properties fo:font-weight="normal" officeooo:rsid="0018b366"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welcome to the first video in hopefully a series of videos where I show you how to program for the Gameboy Advance. <text:s/>In all of these videos I will be programming in C++, however, you can use C if you like if you’re more comfortable with that. <text:s/>Each video will show something short and simple, nothing too long and complicated. <text:s/>Please note, that I am not an expert in anything. <text:s/>I know how to do a few things and hopefully anything I show you will not only help you understand, but make you curious enough to seek out more information.</text:p>
      <text:p text:style-name="P1"/>
      <text:p text:style-name="P2">In this video we’ll start really simple. <text:s/>I mean, really simple. <text:s/>We are just going to place a single pixel onto the Gameboy Advance screen. <text:s/>I know, exciting right? <text:s/>You’ll find, however, that something as simple as displaying a single pixel is really not that simple. <text:s/>But I’ll try to make it as simple as possible.</text:p>
      <text:p text:style-name="P2"/>
      <text:p text:style-name="P3">The first thing we need to do is prepare our project. <text:s/>If you haven’t installed the necessary environment yet, then I would suggest that you go watch a previous video that I made where I show you how to do that and how to start a new project. <text:s/>The link to that video is in the description below. <text:s/>So go watch that video, then come back here. <text:s/>Assuming you did just that you should have the Programmer’s Notepad open as you see here with a source folder, an include folder, and the Makefile. <text:s/>What we’ll do now is create a new c++ file and save it into the source directory. <text:s/>There won’t be any include files in this project so that directory will remain empty.</text:p>
      <text:p text:style-name="P3"/>
      <text:p text:style-name="P4">So go ahead and create a new file by clicking on the new file button here. <text:s/>We are going to create our main function which is where the program always starts its execution. <text:s/>In here we are going to type the following line:</text:p>
      <text:p text:style-name="P4"/>
      <text:p text:style-name="P5">*(volatile unsigned short*<text:span text:style-name="T1">)0x04000000 = 0x0403;</text:span></text:p>
      <text:p text:style-name="P5"><text:span text:style-name="T1">*(unsigned short*)0x06000000 = 0x001F;</text:span></text:p>
      <text:p text:style-name="P5"><text:span text:style-name="T1"/></text:p>
      <text:p text:style-name="P5"><text:span text:style-name="T1">while(1);</text:span></text:p>
      <text:p text:style-name="P5"><text:span text:style-name="T1">return 0;</text:span></text:p>
      <text:p text:style-name="P5"><text:span text:style-name="T1"/></text:p>
      <text:p text:style-name="P6"><text:span text:style-name="T1">There four lines may look like gibberish to you. <text:s/>Well, the first 2 lines should look like gibberish, but the last 2 lines should look familiar if you’ve programmed in C or C++ before. <text:s/>The while(1) line just means to loop forever. <text:s/>We’re basically just creating an infinite loop there. <text:s/>You really don’t need it for this program to work, you can remove it and everything works just fine. <text:s/>I guess I always just include it by default, since that’s basically the game loop. <text:s/>When we start working on more complicated programs, then we’ll put stuff in that loop, but for now it’s empty. <text:s/></text:span></text:p>
      <text:p text:style-name="P6"><text:span text:style-name="T1"/></text:p>
      <text:p text:style-name="P6"><text:span text:style-name="T1">The return 0 line is standard in C and C++. <text:s/>Notice that our main function has to return an integer when the program finishes. <text:s/>If some error occurred in the program and it has to terminate early then some integer will be returned that corresponds to some error code. <text:s/>If it makes it to this line here, then we can assume that everything ran fine and we can return 0, meaning that no errors have occurred.</text:span></text:p>
      <text:p text:style-name="P6"><text:span text:style-name="T1"/></text:p>
      <text:p text:style-name="P6"><text:span text:style-name="T1">Now for the first line. <text:s/>This is definitely a mess. <text:s/>Granted, you should never program this way unless you really like making life hard on yourself. <text:s/>In the future we’ll make these lines a lot more readable for the programmer. <text:s/>I’m going to start off by saying what this line does. <text:s/>This line sets </text:span><text:span text:style-name="T2">the display register. <text:s/>Alright, maybe that wasn’t that informative. <text:s/></text:span><text:span text:style-name="T3">The gameboy advance has a bunch of registers that server different purposes. <text:s/>We’ll eventually explore some of these registers, but the most important one is the display register. <text:s/>For those who don’t know, a register is basically a small amount of memory that you can use to store some commands for the processor to use. <text:s/>The display register tells the gameboy advance how to display things on the screen. <text:s/>You do that by simply setting certain bits, or </text:span><text:soft-page-break/><text:span text:style-name="T3">flags, in the display register. <text:s/>The display register is located at memory address 0x0400:0000. <text:s/>The gameboy advance memory is divided into various chunks of memory. <text:s/>The memory that starts at 0x0400:0000 is known as Input/Output memory or IORAM. <text:s/>This memory chunk is 1KB in size and is where most of the registers are located. <text:s/>So anytime we need to read and/or write to a register, we’ll do so somewhere in this memory chunk. <text:s/>It just so happens that the display register is the first register in this memory chunk, so that’s nice I guess. <text:s/></text:span><text:span text:style-name="T4">The display register along with all of the other registers has a size of 2 bytes. <text:s/>Each memory address in the gameboy advance is 1 byte as you would expect, so it’s important to know that each register takes up 2 memory addresses, so the second register would actually start at 0x0400:0002 and not at 0x0400:0001. <text:s/>Anyways, the display register is 2 bytes, or 16 bits wide. <text:s/>So we </text:span><text:span text:style-name="T10">simply </text:span><text:span text:style-name="T4">want to create a pointer to that memory location. <text:s/>That’s what the </text:span><text:span text:style-name="T10">astrix</text:span><text:span text:style-name="T4"> inside the parentheses mean</text:span><text:span text:style-name="T10">s</text:span><text:span text:style-name="T4">. <text:s/>Because it’s 2 bytes wide we are going to set that pointer to be of type short. <text:s/>Something of type short is also 2 bytes, so that’s good. <text:s/>We say that it is unsigned because memory addresses can’t be negative. <text:s/>We use the volatile keyword because you’ll get some strange behavior if you don’t. <text:s/>Not in all cases, but in some cases. <text:s/>It’s just good practice to use it on registers. <text:s/>Now that we have a pointer, we want to assign a value to that location. <text:s/>To do that we need to dereference the pointer first. <text:s/>That’s where the other astrix at the start of the parentheses is for. <text:s/>We can now assign 2 bytes of information to this memory location. <text:s/>So we assign the value of 0x0403. <text:s/>First off, you should notice that this is in fact 2 bytes of information. <text:s/>But what does it all mean? <text:s/>Lets write out each bit, there’s only 16 of them so it won’t take long.</text:span></text:p>
      <text:p text:style-name="P6"><text:span text:style-name="T4"/></text:p>
      <text:p text:style-name="P7"><text:span text:style-name="T1">0 0 0 0 <text:s/>0 0 0 0 <text:s/>0 0 0 0 <text:s/>0 0 0 0</text:span></text:p>
      <text:p text:style-name="P7"><text:span text:style-name="T1"/></text:p>
      <text:p text:style-name="P7"><text:span text:style-name="T1">I like to group my bits in 4 bit chunks. <text:s/>I guess you would call that a nibble. <text:s/></text:span><text:span text:style-name="T5">It makes it easier to see how it translates to a hexidecimal number since a hexidecimal number is 4 bits. <text:s/>Each of these bits mean something interesting to the gameboy advance. <text:s/>I’m not going to get into what all of the bits are used for, just the ones you need to know for this video. <text:s/>The first 3 bits are used to tell the gameboy advance what mode it’s in. <text:s/>There are 6 possible modes the gameboy advance can use so you need to use 3 bits. <text:s/>We are using Mode 3 which is a bitmap mode. <text:s/>Again, I’m not going to go into much depth explaining what that is and what all of the other modes are. <text:s/>So now our value looks like the following:</text:span></text:p>
      <text:p text:style-name="P7"><text:span text:style-name="T5"/></text:p>
      <text:p text:style-name="P8"><text:span text:style-name="T1">0 0 0 0 <text:s/>0 0 0 0 <text:s/>0 0 0 0 <text:s/>0 0 1 1</text:span></text:p>
      <text:p text:style-name="P8"><text:span text:style-name="T1"/></text:p>
      <text:p text:style-name="P8"><text:span text:style-name="T1">Since 3 is 11 in binary. <text:s/>Now the other important flag to set is the background. <text:s/>There are 4 different backgrounds we can use, </text:span><text:span text:style-name="T6">and if you want the things you’re drawing to show up on the screen, you have to set a background to use. <text:s/>In some modes you can use all 4 backgrounds which allows you to do cool things like parallax scrolling, </text:span><text:span text:style-name="T1">however, since we are using mode 3 we have to use background 2. <text:s/></text:span><text:span text:style-name="T6">These 4 bits here describe what background or backgrounds we are using. <text:s/>Since there are 4 backgrounds, each bit corresponds to a background. <text:s/>We need to use background 2, so we flip this bit here. <text:s/>So now our value looks like the following:</text:span></text:p>
      <text:p text:style-name="P8"><text:span text:style-name="T6"/></text:p>
      <text:p text:style-name="P9"><text:span text:style-name="T1">0 0 0 0 <text:s/>0 1 0 0 <text:s/>0 0 0 0 <text:s/>0 0 1 1</text:span></text:p>
      <text:p text:style-name="P9"><text:span text:style-name="T1"/></text:p>
      <text:p text:style-name="P9"><text:span text:style-name="T1">Those are all of the bits we need to flip for this program. <text:s/>We will revisit all of the other bits in future videos, however. <text:s/>So now we need to store this value into our display register. <text:s/>If we convert this value into hexadecimal it looks like the following: <text:s/>0x0403</text:span></text:p>
      <text:p text:style-name="P9"><text:span text:style-name="T1"/></text:p>
      <text:p text:style-name="P9"><text:span text:style-name="T1">So hopefully you now understand what this line of code is doing. <text:s/>Now let’s look at the next line. <text:s/>Knowing what we know now from the previous line it shouldn’t look that bad. <text:s/>You should look at this and say to yourself, “Ok, we create a pointer that has a type of unsigned short (which is 2 bytes) and we </text:span><text:soft-page-break/><text:span text:style-name="T1">are using it to point to memory location 0x0600:0000. <text:s/>We also need to dereference it so we can store a value of 0x001F at that location for some reason.” <text:s/>And you would be 100% correct. <text:s/></text:span><text:span text:style-name="T7">The important questions here are what is memory location 0x0600:000 and why are we storing a value of 0x001F there? <text:s/></text:span></text:p>
      <text:p text:style-name="P9"><text:span text:style-name="T7"/></text:p>
      <text:p text:style-name="P10"><text:span text:style-name="T1">Ok, so just like memory location 0x0400:0000 is where we have the Input/Output registers, 0x0600:0000 is where the video memory lies. <text:s/>This is where we draw stuff on the screen basically. <text:s/>Video memory or (VRAM) is 96KB in size. <text:s/>I know, huge right? <text:s/>How we store things here depends on what mode we are in. <text:s/>Since we are in Mode 3, then the bytes here correspond directly to the pixels on the screen. <text:s/></text:span><text:span text:style-name="T8">We set the bits here to tell the gameboy what color each pixel needs to be. <text:s/>How does the Gameboy advance handle colors? <text:s/>Let’s look at that first.</text:span></text:p>
      <text:p text:style-name="P10"><text:span text:style-name="T8"/></text:p>
      <text:p text:style-name="P11"><text:span text:style-name="T1">The Gameboy Advance can display a lot of colors, not millions, mind you, but you know 10’s of thousands. <text:s/>The Gameboy Advance uses 15 bits to define a color. <text:s/>That means it can display 2^15 = 32,768 colors. <text:s/>That’s a good number of colors I think. <text:s/>To do that we need to use 2 bytes since 2 bytes is 16 bits. <text:s/>Within those 15 bits, 5 bits are assigned to red, 5 to green, and the next 5 to blue </text:span><text:span text:style-name="T10">like so</text:span><text:span text:style-name="T1">:</text:span></text:p>
      <text:p text:style-name="P11"><text:span text:style-name="T1"/></text:p>
      <text:p text:style-name="P11"><text:span text:style-name="T1">xbbb bbgg gggr rrrr</text:span></text:p>
      <text:p text:style-name="P11"><text:span text:style-name="T1"/></text:p>
      <text:p text:style-name="P12"><text:span text:style-name="T1">The x means that that bit isn’t used. <text:s/>So to define a color we just need to set the right bits. <text:s/>Let’s say we want to draw a </text:span><text:span text:style-name="T10">blue</text:span><text:span text:style-name="T1"> pixel. <text:s/></text:span><text:span text:style-name="T10">To do that we set all of the blue bits to 1 and everything else to 0:</text:span></text:p>
      <text:p text:style-name="P12"><text:span text:style-name="T10"/></text:p>
      <text:p text:style-name="P14"><text:span text:style-name="T1">0111 1100 0000 0000</text:span></text:p>
      <text:p text:style-name="P14"><text:span text:style-name="T1"/></text:p>
      <text:p text:style-name="P14"><text:span text:style-name="T1">If you convert that to hexadecimal then you would get: 0x7C00.</text:span></text:p>
      <text:p text:style-name="P12"><text:span text:style-name="T10"/></text:p>
      <text:p text:style-name="P12"><text:span text:style-name="T10">If you want to draw a red pixel then instead</text:span><text:span text:style-name="T1"> we just set all of the red bits to 1 and keep everything else 0 like the following:</text:span></text:p>
      <text:p text:style-name="P11"><text:span text:style-name="T1"/></text:p>
      <text:p text:style-name="P11"><text:span text:style-name="T1">0000 0000 0001 1111</text:span></text:p>
      <text:p text:style-name="P11"><text:span text:style-name="T1"/></text:p>
      <text:p text:style-name="P11"><text:span text:style-name="T1">If we convert that to hexadecimal we get 0x001F. <text:s/>Which looks a lot like the value we have in our code. <text:s/>Ok, so it looks like we’re telling the Gameboy to color a pixel red. <text:s/>But which pixel are we coloring? <text:s/>The only memory address we are referencing here is 0x0600:0000 which is the first memory address in VRAM. <text:s/></text:span><text:span text:style-name="T9">If you think of VRAM as a large array of 2 byte colors, then this is the first entry in that array. <text:s/>On the Gameboy Advance, as is standard on computers, the first entry of video memory is the top left corner of the screen. <text:s/>The next entry is the pixel directly to the right and so on until it reaches the end of the screen, then it loops back to the next row and continues. <text:s/></text:span></text:p>
      <text:p text:style-name="P11"><text:span text:style-name="T9"/></text:p>
      <text:p text:style-name="P13"><text:span text:style-name="T1">Ok, so all should be clear now right? <text:s/>All this is doing is drawing a single red pixel to the upper left corner of the screen. <text:s/>Let’s compile this program and run it on an emulator. <text:s/></text:span></text:p>
      <text:p text:style-name="P13"><text:span text:style-name="T1"/></text:p>
      <text:p text:style-name="P13"><text:span text:style-name="T1">(Compile and run)</text:span></text:p>
      <text:p text:style-name="P13"><text:span text:style-name="T1"/></text:p>
      <text:p text:style-name="P13"><text:span text:style-name="T1">As you can see, there’s a small red pixel in the upper left corner as expected. <text:s/>If you can’t see it I don’t blame you, it is small. <text:s/>I would just </text:span><text:span text:style-name="T11">advize</text:span><text:span text:style-name="T1"> to try it out for yourself. <text:s/>Maybe change the color to something else. <text:s/>You can also change the location by changing the memory address you point to. <text:s/></text:span><text:span text:style-name="T11">Fill up the entire screen with pixels of different colors if you want, that’s fun. <text:s/>If you can draw a single pixel to the screen, then you know enough to draw an entire image since an image is just a bunch of </text:span><text:soft-page-break/><text:span text:style-name="T11">pixels put together. <text:s/>We’ll do that in a future video, but for now I just want to keep things as simple as possible. </text:span></text:p>
      <text:p text:style-name="P13"><text:span text:style-name="T1"/></text:p>
      <text:p text:style-name="P13"><text:span text:style-name="T1">In the next video we’ll take this a step further and make the pixel move around the screen by using the directional keys. <text:s/></text:span></text:p>
      <text:p text:style-name="P13"><text:span text:style-name="T1"/></text:p>
      <text:p text:style-name="P13"><text:span text:style-name="T1">Thanks for watching and I hope you enjoyed this video and learned something new. <text:s/>If you did enjoy this video then please subscribe, comment, and share or whatever it is people here do. <text:s/>Thanks!</text:span></text:p>
      <text:p text:style-name="P15"><text:span text:style-name="T1"/></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1T16:43:37.073498313</meta:creation-date>
    <meta:editing-duration>PT5H6M48S</meta:editing-duration>
    <meta:editing-cycles>7</meta:editing-cycles>
    <meta:generator>LibreOffice/6.0.7.3$Linux_X86_64 LibreOffice_project/00m0$Build-3</meta:generator>
    <dc:date>2021-04-23T14:43:18.073624821</dc:date>
    <meta:document-statistic meta:table-count="0" meta:image-count="0" meta:object-count="0" meta:page-count="5" meta:paragraph-count="32" meta:word-count="2116" meta:character-count="11140" meta:non-whitespace-character-count="8914"/>
  </office:meta>
</office:document-meta>
</file>